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999cm" svg:height="3.582cm" svg:x="0.001cm" svg:y="3.724cm" presentation:class="title" presentation:user-transformed="true">
          <draw:text-box>
            <text:p text:style-name="P1"><text:span text:style-name="T1">Dign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No tengo nada para ofrecer</text:span><text:span text:style-name="T2"><text:line-break/></text:span><text:span text:style-name="T2">Nada que te pueda sorprender</text:span><text:span text:style-name="T2"><text:line-break/></text:span><text:span text:style-name="T2">Solo un corazón</text:span><text:span text:style-name="T2"><text:line-break/></text:span><text:span text:style-name="T2">Quebrantado, una y otra vez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Y no hay nada</text:span><text:span text:style-name="T2"><text:line-break/></text:span><text:span text:style-name="T2">que me enamore más</text:span><text:span text:style-name="T2"><text:line-break/></text:span><text:span text:style-name="T2">Nada que me apasione má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Solo tu presencia</text:span><text:span text:style-name="T2"><text:line-break/></text:span><text:span text:style-name="T2">Solo tu mirada </text:span><text:span text:style-name="T2"><text:line-break/></text:span><text:span text:style-name="T2">Me hace suspira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Me inclino ante ti</text:span><text:span text:style-name="T2"><text:line-break/></text:span><text:span text:style-name="T2">Rey que perdona</text:span><text:span text:style-name="T2"><text:line-break/></text:span><text:span text:style-name="T2">Multitud de errores</text:span><text:span text:style-name="T2"><text:line-break/></text:span><text:span text:style-name="T2">Me inclino ante ti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Digno</text:span><text:span text:style-name="T2"><text:line-break/></text:span><text:span text:style-name="T2">Eternamente digno</text:span><text:span text:style-name="T2"><text:line-break/></text:span><text:span text:style-name="T2">Impresionante y digno</text:span><text:span text:style-name="T2"><text:line-break/></text:span><text:span text:style-name="T2">Solo ante ti, yo me inclino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29T08:56:33.477000000</meta:creation-date>
    <dc:date>2023-01-29T09:01:10.505000000</dc:date>
    <meta:editing-duration>PT4M38S</meta:editing-duration>
    <meta:editing-cycles>1</meta:editing-cycles>
    <meta:document-statistic meta:object-count="39"/>
    <meta:generator>Real_Office/6.2.3.2$Windows_x86 LibreOffice_project/b40a93cffb3080b9876e40c60e03703e9bd35612</meta:generator>
  </office:meta>
</office:document-meta>
</file>